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eylogger:</text:p>
      <text:p text:style-name="Standard"/>
      <text:p text:style-name="Standard">administrator@ubuntu:~$ sudo apt-get install logkeys </text:p>
      <text:p text:style-name="Standard">Reading package lists... Done </text:p>
      <text:p text:style-name="Standard">Building dependency tree <text:s text:c="6"/></text:p>
      <text:p text:style-name="Standard">Reading state information... Done </text:p>
      <text:p text:style-name="Standard">logkeys is already the newest version. </text:p>
      <text:p text:style-name="Standard">0 upgraded, 0 newly installed, 0 to remove and 536 not upgraded. </text:p>
      <text:p text:style-name="Standard">administrator@ubuntu:~$ touch spy1.log </text:p>
      <text:p text:style-name="Standard">administrator@ubuntu:~$ sudo logkeys --start --output spy1.log </text:p>
      <text:p text:style-name="Standard">administrator@ubuntu:~$ sudo logkeys --kill </text:p>
      <text:p text:style-name="Standard">administrator@ubuntu:~$ ^C </text:p>
      <text:p text:style-name="Standard">administrator@ubuntu:~$ </text:p>
      <text:p text:style-name="Standard"/>
      <text:p text:style-name="Standard"/>
      <text:p text:style-name="Standard">Output:</text:p>
      <text:p text:style-name="Standard">Logging started ... </text:p>
      <text:p text:style-name="Standard"/>
      <text:p text:style-name="Standard">2013-03-20 16:53:28+0530 &gt; 1 </text:p>
      <text:p text:style-name="Standard">2013-03-20 16:53:42+0530 &gt; &lt;#+20&gt;m&lt;BckSp&gt;&lt;LShft&gt;M.&lt;LShft&gt;E. &lt;LShft&gt;Computer </text:p>
      <text:p text:style-name="Standard">2013-03-20 16:55:28+0530 &gt; keylogger software&lt;LCtrl&gt;&lt;Up&gt;&lt;Up&gt;&lt;Up&gt;&lt;Up&gt;&lt;Up&gt; </text:p>
      <text:p text:style-name="Standard"/>
      <text:p text:style-name="Standard">Logging stopped at 2013-03-20 16:56:29+0530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16:49:18</meta:creation-date>
    <dc:date>2013-03-21T16:48:00</dc:date>
    <meta:editing-duration>P0D</meta:editing-duration>
    <meta:editing-cycles>2</meta:editing-cycles>
    <meta:generator>LibreOffice/3.5$Linux_x86 LibreOffice_project/350m1$Build-202</meta:generator>
    <meta:document-statistic meta:table-count="0" meta:image-count="0" meta:object-count="0" meta:page-count="1" meta:paragraph-count="18" meta:word-count="77" meta:character-count="708" meta:non-whitespace-character-count="630"/>
  </office:meta>
</office:document-meta>
</file>